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0043in" svg:y="0.3843in">
            <draw:object draw:notify-on-update-of-ranges="Sheet1.A4:Sheet1.A12 Sheet1.F3:Sheet1.F3 Sheet1.F4:Sheet1.F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2.2996in" svg:y="0.3661in">
            <draw:object draw:notify-on-update-of-ranges="Sheet1.A4:Sheet1.A12 Sheet1.F3:Sheet1.F3 Sheet1.E4:Sheet1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29.4217in" svg:y="0.3457in">
            <draw:object draw:notify-on-update-of-ranges="Sheet1.A4:Sheet1.A12 Sheet1.F3:Sheet1.F3 Sheet1.B4:Sheet1.B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8.011in" svg:y="4.2524in">
            <draw:object draw:notify-on-update-of-ranges="Sheet1.A17:Sheet1.A26 Sheet1.F3:Sheet1.F3 Sheet1.F17:Sheet1.F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29in" svg:x="22.3063in" svg:y="4.2343in">
            <draw:object draw:notify-on-update-of-ranges="Sheet1.A17:Sheet1.A26 Sheet1.F3:Sheet1.F3 Sheet1.E17:Sheet1.E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6.2988in" svg:height="3.5429in" svg:x="29.4283in" svg:y="4.2138in">
            <draw:object draw:notify-on-update-of-ranges="Sheet1.A17:Sheet1.A26 Sheet1.F3:Sheet1.F3 Sheet1.B17:Sheet1.B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6.2988in" svg:height="3.5429in" svg:x="36.5756in" svg:y="4.2772in">
            <draw:object draw:notify-on-update-of-ranges="Sheet1.A17:Sheet1.A26 Sheet1.F3:Sheet1.F3 Sheet1.G17:Sheet1.G2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6.2988in" svg:height="3.5429in" svg:x="43.6433in" svg:y="4.2563in">
            <draw:object draw:notify-on-update-of-ranges="Sheet1.A17:Sheet1.A26 Sheet1.F3:Sheet1.F3 Sheet1.C17:Sheet1.C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6.2988in" svg:height="3.5429in" svg:x="8in" svg:y="8.174in">
            <draw:object draw:notify-on-update-of-ranges="Sheet1.A31:Sheet1.A40 Sheet1.F3:Sheet1.F3 Sheet1.F31:Sheet1.F4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6.2988in" svg:height="3.5429in" svg:x="22.2185in" svg:y="8.1976in">
            <draw:object draw:notify-on-update-of-ranges="Sheet1.A31:Sheet1.A40 Sheet1.F3:Sheet1.F3 Sheet1.E31:Sheet1.E4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6.2988in" svg:height="3.5429in" svg:x="29.3406in" svg:y="8.2193in">
            <draw:object draw:notify-on-update-of-ranges="Sheet1.A31:Sheet1.A40 Sheet1.F3:Sheet1.F3 Sheet1.B31:Sheet1.B4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6.2988in" svg:height="3.5429in" svg:x="36.5535in" svg:y="8.1571in">
            <draw:object draw:notify-on-update-of-ranges="Sheet1.A31:Sheet1.A40 Sheet1.F3:Sheet1.F3 Sheet1.G31:Sheet1.G4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6.2988in" svg:height="3.5429in" svg:x="43.6323in" svg:y="8.178in">
            <draw:object draw:notify-on-update-of-ranges="Sheet1.A31:Sheet1.A40 Sheet1.F3:Sheet1.F3 Sheet1.C31:Sheet1.C4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6.2988in" svg:height="3.5429in" svg:x="36.5217in" svg:y="0.3453in">
            <draw:object draw:notify-on-update-of-ranges="Sheet1.A4:Sheet1.A12 Sheet1.F3:Sheet1.F3 Sheet1.H4:Sheet1.H1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draw:text-style-name="P1" svg:width="6.2988in" svg:height="3.5429in" svg:x="43.5441in" svg:y="4.278in">
            <draw:object draw:notify-on-update-of-ranges="Sheet1.A17:Sheet1.A26 Sheet1.F3:Sheet1.F3 Sheet1.H17:Sheet1.H26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draw:text-style-name="P1" svg:width="6.2988in" svg:height="3.5429in" svg:x="43.5555in" svg:y="8.178in">
            <draw:object draw:notify-on-update-of-ranges="Sheet1.A31:Sheet1.A40 Sheet1.F3:Sheet1.F3 Sheet1.H31:Sheet1.H40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5.1114in" svg:y="0.3665in">
            <draw:object draw:notify-on-update-of-ranges="Sheet1.A4:Sheet1.A12 Sheet1.I3:Sheet1.I3 Sheet1.I4:Sheet1.I12 Sheet1.A4:Sheet1.A12 Sheet1.E3:Sheet1.E3 Sheet1.E4:Sheet1.E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7" draw:style-name="gr1" draw:text-style-name="P1" svg:width="6.2988in" svg:height="3.5429in" svg:x="15.111in" svg:y="4.2669in">
            <draw:object draw:notify-on-update-of-ranges="Sheet1.A17:Sheet1.A26 Sheet1.I16:Sheet1.I16 Sheet1.I17:Sheet1.I26 Sheet1.A17:Sheet1.A26 Sheet1.E16:Sheet1.E16 Sheet1.E17:Sheet1.E2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6.2988in" svg:height="3.5429in" svg:x="15.1114in" svg:y="8.178in">
            <draw:object draw:notify-on-update-of-ranges="Sheet1.A31:Sheet1.A40 Sheet1.I30:Sheet1.I30 Sheet1.I31:Sheet1.I40 Sheet1.A31:Sheet1.A40 Sheet1.E30:Sheet1.E30 Sheet1.E31:Sheet1.E40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all matr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trcdata/tracefile/maweber/ronny-lattice/amg2006/fi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cesses</text:p>
          </table:table-cell>
          <table:table-cell office:value-type="string" calcext:value-type="string">
            <text:p>Node Count With</text:p>
          </table:table-cell>
          <table:table-cell office:value-type="string" calcext:value-type="string">
            <text:p>Node Count Withou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Loading Time</text:p>
          </table:table-cell>
          <table:table-cell office:value-type="string" calcext:value-type="string">
            <text:p>Contruction Time</text:p>
          </table:table-cell>
          <table:table-cell office:value-type="string" calcext:value-type="string">
            <text:p>Contruction/Loading Time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File Si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393" calcext:value-type="float">
            <text:p>0.016393</text:p>
          </table:table-cell>
          <table:table-cell office:value-type="float" office:value="2" calcext:value-type="float">
            <text:p>2</text:p>
          </table:table-cell>
          <table:table-cell office:value-type="float" office:value="1.15796947479248" calcext:value-type="float">
            <text:p>1.15796947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3" calcext:value-type="float">
            <text:p>0.26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3" calcext:value-type="float">
            <text:p>3</text:p>
          </table:table-cell>
          <table:table-cell office:value-type="float" office:value="3.12862110137939" calcext:value-type="float">
            <text:p>3.1286211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6" calcext:value-type="float">
            <text:p>6</text:p>
          </table:table-cell>
          <table:table-cell office:value-type="float" office:value="8.62411975860596" calcext:value-type="float">
            <text:p>8.62411975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.115" calcext:value-type="float">
            <text:p>2.115</text:p>
          </table:table-cell>
          <table:table-cell office:value-type="float" office:value="2.106" calcext:value-type="float">
            <text:p>2.1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274" calcext:value-type="float">
            <text:p>0.004274</text:p>
          </table:table-cell>
          <table:table-cell office:value-type="float" office:value="10" calcext:value-type="float">
            <text:p>10</text:p>
          </table:table-cell>
          <table:table-cell office:value-type="float" office:value="22.9112100601196" calcext:value-type="float">
            <text:p>22.91121006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.666" calcext:value-type="float">
            <text:p>4.666</text:p>
          </table:table-cell>
          <table:table-cell office:value-type="float" office:value="4.657" calcext:value-type="float">
            <text:p>4.65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8" calcext:value-type="float">
            <text:p>8</text:p>
          </table:table-cell>
          <table:table-cell office:value-type="float" office:value="54.9564228057861" calcext:value-type="float">
            <text:p>54.9564228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.699" calcext:value-type="float">
            <text:p>12.699</text:p>
          </table:table-cell>
          <table:table-cell office:value-type="float" office:value="12.687" calcext:value-type="float">
            <text:p>12.68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7" calcext:value-type="float">
            <text:p>7</text:p>
          </table:table-cell>
          <table:table-cell office:value-type="float" office:value="157.325210571289" calcext:value-type="float">
            <text:p>157.32521057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5.704" calcext:value-type="float">
            <text:p>35.704</text:p>
          </table:table-cell>
          <table:table-cell office:value-type="float" office:value="35.689" calcext:value-type="float">
            <text:p>35.68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7" calcext:value-type="float">
            <text:p>7</text:p>
          </table:table-cell>
          <table:table-cell office:value-type="float" office:value="433.568607330322" calcext:value-type="float">
            <text:p>433.56860733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5.164" calcext:value-type="float">
            <text:p>185.164</text:p>
          </table:table-cell>
          <table:table-cell office:value-type="float" office:value="185.122" calcext:value-type="float">
            <text:p>185.12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6" calcext:value-type="float">
            <text:p>6</text:p>
          </table:table-cell>
          <table:table-cell office:value-type="float" office:value="2306.96686649323" calcext:value-type="float">
            <text:p>2306.96686649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2.867" calcext:value-type="float">
            <text:p>292.867</text:p>
          </table:table-cell>
          <table:table-cell office:value-type="float" office:value="292.789" calcext:value-type="float">
            <text:p>292.78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7" calcext:value-type="float">
            <text:p>7</text:p>
          </table:table-cell>
          <table:table-cell office:value-type="float" office:value="3660.33585548401" calcext:value-type="float">
            <text:p>3660.33585548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ll matr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trcdata/tracefile/maweber/ronny-lattice/paradi/*_k_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cesses</text:p>
          </table:table-cell>
          <table:table-cell office:value-type="string" calcext:value-type="string">
            <text:p>Node Count With</text:p>
          </table:table-cell>
          <table:table-cell office:value-type="string" calcext:value-type="string">
            <text:p>Node Count Withou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Loading Time</text:p>
          </table:table-cell>
          <table:table-cell office:value-type="string" calcext:value-type="string">
            <text:p>Contruction Time</text:p>
          </table:table-cell>
          <table:table-cell office:value-type="string" calcext:value-type="string">
            <text:p>Contruction/Loading Time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File Si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.591" calcext:value-type="float">
            <text:p>10.591</text:p>
          </table:table-cell>
          <table:table-cell office:value-type="float" office:value="10.424" calcext:value-type="float">
            <text:p>10.42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6021" calcext:value-type="float">
            <text:p>0.016021</text:p>
          </table:table-cell>
          <table:table-cell office:value-type="float" office:value="7" calcext:value-type="float">
            <text:p>7</text:p>
          </table:table-cell>
          <table:table-cell office:value-type="float" office:value="137.33984375" calcext:value-type="float">
            <text:p>137.33984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  <table:table-cell office:value-type="float" office:value="12.578" calcext:value-type="float">
            <text:p>12.578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226" calcext:value-type="float">
            <text:p>0.226</text:p>
          </table:table-cell>
          <table:table-cell office:value-type="float" office:value="0.018297" calcext:value-type="float">
            <text:p>0.018297</text:p>
          </table:table-cell>
          <table:table-cell office:value-type="float" office:value="15" calcext:value-type="float">
            <text:p>15</text:p>
          </table:table-cell>
          <table:table-cell office:value-type="float" office:value="163.0546875" calcext:value-type="float">
            <text:p>163.0546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16" calcext:value-type="float">
            <text:p>1716</text:p>
          </table:table-cell>
          <table:table-cell office:value-type="float" office:value="53" calcext:value-type="float">
            <text:p>53</text:p>
          </table:table-cell>
          <table:table-cell office:value-type="float" office:value="18.964" calcext:value-type="float">
            <text:p>18.964</text:p>
          </table:table-cell>
          <table:table-cell office:value-type="float" office:value="17.797" calcext:value-type="float">
            <text:p>17.797</text:p>
          </table:table-cell>
          <table:table-cell office:value-type="float" office:value="1.167" calcext:value-type="float">
            <text:p>1.167</text:p>
          </table:table-cell>
          <table:table-cell office:value-type="float" office:value="0.065573" calcext:value-type="float">
            <text:p>0.065573</text:p>
          </table:table-cell>
          <table:table-cell office:value-type="float" office:value="27" calcext:value-type="float">
            <text:p>27</text:p>
          </table:table-cell>
          <table:table-cell office:value-type="float" office:value="214.36328125" calcext:value-type="float">
            <text:p>214.36328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68" calcext:value-type="float">
            <text:p>3168</text:p>
          </table:table-cell>
          <table:table-cell office:value-type="float" office:value="75" calcext:value-type="float">
            <text:p>75</text:p>
          </table:table-cell>
          <table:table-cell office:value-type="float" office:value="30.491" calcext:value-type="float">
            <text:p>30.491</text:p>
          </table:table-cell>
          <table:table-cell office:value-type="float" office:value="28.399" calcext:value-type="float">
            <text:p>28.399</text:p>
          </table:table-cell>
          <table:table-cell office:value-type="float" office:value="2.092" calcext:value-type="float">
            <text:p>2.092</text:p>
          </table:table-cell>
          <table:table-cell office:value-type="float" office:value="0.073665" calcext:value-type="float">
            <text:p>0.073665</text:p>
          </table:table-cell>
          <table:table-cell office:value-type="float" office:value="42" calcext:value-type="float">
            <text:p>42</text:p>
          </table:table-cell>
          <table:table-cell office:value-type="float" office:value="331.7578125" calcext:value-type="float">
            <text:p>331.7578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67" calcext:value-type="float">
            <text:p>6367</text:p>
          </table:table-cell>
          <table:table-cell office:value-type="float" office:value="110" calcext:value-type="float">
            <text:p>110</text:p>
          </table:table-cell>
          <table:table-cell office:value-type="float" office:value="61.655" calcext:value-type="float">
            <text:p>61.655</text:p>
          </table:table-cell>
          <table:table-cell office:value-type="float" office:value="57.253" calcext:value-type="float">
            <text:p>57.253</text:p>
          </table:table-cell>
          <table:table-cell office:value-type="float" office:value="4.402" calcext:value-type="float">
            <text:p>4.402</text:p>
          </table:table-cell>
          <table:table-cell office:value-type="float" office:value="0.076887" calcext:value-type="float">
            <text:p>0.076887</text:p>
          </table:table-cell>
          <table:table-cell office:value-type="float" office:value="74" calcext:value-type="float">
            <text:p>74</text:p>
          </table:table-cell>
          <table:table-cell office:value-type="float" office:value="608.91015625" calcext:value-type="float">
            <text:p>608.91015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327" calcext:value-type="float">
            <text:p>7327</text:p>
          </table:table-cell>
          <table:table-cell office:value-type="float" office:value="134" calcext:value-type="float">
            <text:p>134</text:p>
          </table:table-cell>
          <table:table-cell office:value-type="float" office:value="99.086" calcext:value-type="float">
            <text:p>99.086</text:p>
          </table:table-cell>
          <table:table-cell office:value-type="float" office:value="93.646" calcext:value-type="float">
            <text:p>93.646</text:p>
          </table:table-cell>
          <table:table-cell office:value-type="float" office:value="5.44" calcext:value-type="float">
            <text:p>5.44</text:p>
          </table:table-cell>
          <table:table-cell office:value-type="float" office:value="0.058091" calcext:value-type="float">
            <text:p>0.058091</text:p>
          </table:table-cell>
          <table:table-cell office:value-type="float" office:value="93" calcext:value-type="float">
            <text:p>93</text:p>
          </table:table-cell>
          <table:table-cell office:value-type="float" office:value="1021.6484375" calcext:value-type="float">
            <text:p>1021.64843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297" calcext:value-type="float">
            <text:p>7297</text:p>
          </table:table-cell>
          <table:table-cell office:value-type="float" office:value="144" calcext:value-type="float">
            <text:p>144</text:p>
          </table:table-cell>
          <table:table-cell office:value-type="float" office:value="309.926" calcext:value-type="float">
            <text:p>309.926</text:p>
          </table:table-cell>
          <table:table-cell office:value-type="float" office:value="304.729" calcext:value-type="float">
            <text:p>304.729</text:p>
          </table:table-cell>
          <table:table-cell office:value-type="float" office:value="5.197" calcext:value-type="float">
            <text:p>5.197</text:p>
          </table:table-cell>
          <table:table-cell office:value-type="float" office:value="0.017054" calcext:value-type="float">
            <text:p>0.017054</text:p>
          </table:table-cell>
          <table:table-cell office:value-type="float" office:value="99" calcext:value-type="float">
            <text:p>99</text:p>
          </table:table-cell>
          <table:table-cell office:value-type="float" office:value="3443.37890625" calcext:value-type="float">
            <text:p>3443.378906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7814" calcext:value-type="float">
            <text:p>57814</text:p>
          </table:table-cell>
          <table:table-cell office:value-type="float" office:value="239" calcext:value-type="float">
            <text:p>239</text:p>
          </table:table-cell>
          <table:table-cell office:value-type="float" office:value="501.83" calcext:value-type="float">
            <text:p>501.83</text:p>
          </table:table-cell>
          <table:table-cell office:value-type="float" office:value="437.989" calcext:value-type="float">
            <text:p>437.989</text:p>
          </table:table-cell>
          <table:table-cell office:value-type="float" office:value="63.841" calcext:value-type="float">
            <text:p>63.841</text:p>
          </table:table-cell>
          <table:table-cell office:value-type="float" office:value="0.145759" calcext:value-type="float">
            <text:p>0.145759</text:p>
          </table:table-cell>
          <table:table-cell office:value-type="float" office:value="187" calcext:value-type="float">
            <text:p>187</text:p>
          </table:table-cell>
          <table:table-cell office:value-type="float" office:value="4603.984375" calcext:value-type="float">
            <text:p>4603.98437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1198" calcext:value-type="float">
            <text:p>31198</text:p>
          </table:table-cell>
          <table:table-cell office:value-type="float" office:value="268" calcext:value-type="float">
            <text:p>268</text:p>
          </table:table-cell>
          <table:table-cell office:value-type="float" office:value="973.47" calcext:value-type="float">
            <text:p>973.47</text:p>
          </table:table-cell>
          <table:table-cell office:value-type="float" office:value="931.355" calcext:value-type="float">
            <text:p>931.355</text:p>
          </table:table-cell>
          <table:table-cell office:value-type="float" office:value="42.115" calcext:value-type="float">
            <text:p>42.115</text:p>
          </table:table-cell>
          <table:table-cell office:value-type="float" office:value="0.045219" calcext:value-type="float">
            <text:p>0.045219</text:p>
          </table:table-cell>
          <table:table-cell office:value-type="float" office:value="216" calcext:value-type="float">
            <text:p>216</text:p>
          </table:table-cell>
          <table:table-cell office:value-type="float" office:value="7164.0390625" calcext:value-type="float">
            <text:p>7164.03906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7452" calcext:value-type="float">
            <text:p>57452</text:p>
          </table:table-cell>
          <table:table-cell office:value-type="float" office:value="260" calcext:value-type="float">
            <text:p>260</text:p>
          </table:table-cell>
          <table:table-cell office:value-type="float" office:value="1270.228" calcext:value-type="float">
            <text:p>1270.228</text:p>
          </table:table-cell>
          <table:table-cell office:value-type="float" office:value="1212" calcext:value-type="float">
            <text:p>1212</text:p>
          </table:table-cell>
          <table:table-cell office:value-type="float" office:value="58.228" calcext:value-type="float">
            <text:p>58.228</text:p>
          </table:table-cell>
          <table:table-cell office:value-type="float" office:value="0.048043" calcext:value-type="float">
            <text:p>0.048043</text:p>
          </table:table-cell>
          <table:table-cell office:value-type="float" office:value="207" calcext:value-type="float">
            <text:p>207</text:p>
          </table:table-cell>
          <table:table-cell office:value-type="float" office:value="13452.60546875" calcext:value-type="float">
            <text:p>13452.605468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ll l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trcdata/tracefile/maweber/ronny-lattice/paradi/*_k_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cesses</text:p>
          </table:table-cell>
          <table:table-cell office:value-type="string" calcext:value-type="string">
            <text:p>Node Count With</text:p>
          </table:table-cell>
          <table:table-cell office:value-type="string" calcext:value-type="string">
            <text:p>Node Count Withou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Loading Time</text:p>
          </table:table-cell>
          <table:table-cell office:value-type="string" calcext:value-type="string">
            <text:p>Contruction Time</text:p>
          </table:table-cell>
          <table:table-cell office:value-type="string" calcext:value-type="string">
            <text:p>Contruction/Loading Time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File Si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.616" calcext:value-type="float">
            <text:p>11.616</text:p>
          </table:table-cell>
          <table:table-cell office:value-type="float" office:value="11.454" calcext:value-type="float">
            <text:p>11.454</text:p>
          </table:table-cell>
          <table:table-cell office:value-type="float" office:value="0.162" calcext:value-type="float">
            <text:p>0.162</text:p>
          </table:table-cell>
          <table:table-cell office:value-type="float" office:value="0.014144" calcext:value-type="float">
            <text:p>0.014144</text:p>
          </table:table-cell>
          <table:table-cell office:value-type="float" office:value="5" calcext:value-type="float">
            <text:p>5</text:p>
          </table:table-cell>
          <table:table-cell office:value-type="float" office:value="137.33984375" calcext:value-type="float">
            <text:p>137.33984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  <table:table-cell office:value-type="float" office:value="14.19" calcext:value-type="float">
            <text:p>14.19</text:p>
          </table:table-cell>
          <table:table-cell office:value-type="float" office:value="13.992" calcext:value-type="float">
            <text:p>13.992</text:p>
          </table:table-cell>
          <table:table-cell office:value-type="float" office:value="0.198" calcext:value-type="float">
            <text:p>0.198</text:p>
          </table:table-cell>
          <table:table-cell office:value-type="float" office:value="0.014151" calcext:value-type="float">
            <text:p>0.014151</text:p>
          </table:table-cell>
          <table:table-cell office:value-type="float" office:value="15" calcext:value-type="float">
            <text:p>15</text:p>
          </table:table-cell>
          <table:table-cell office:value-type="float" office:value="163.0546875" calcext:value-type="float">
            <text:p>163.0546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3" calcext:value-type="float">
            <text:p>633</text:p>
          </table:table-cell>
          <table:table-cell office:value-type="float" office:value="45" calcext:value-type="float">
            <text:p>45</text:p>
          </table:table-cell>
          <table:table-cell office:value-type="float" office:value="19.242" calcext:value-type="float">
            <text:p>19.242</text:p>
          </table:table-cell>
          <table:table-cell office:value-type="float" office:value="18.89" calcext:value-type="float">
            <text:p>18.89</text:p>
          </table:table-cell>
          <table:table-cell office:value-type="float" office:value="0.352" calcext:value-type="float">
            <text:p>0.352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27" calcext:value-type="float">
            <text:p>27</text:p>
          </table:table-cell>
          <table:table-cell office:value-type="float" office:value="214.36328125" calcext:value-type="float">
            <text:p>214.36328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7" calcext:value-type="float">
            <text:p>647</text:p>
          </table:table-cell>
          <table:table-cell office:value-type="float" office:value="63" calcext:value-type="float">
            <text:p>63</text:p>
          </table:table-cell>
          <table:table-cell office:value-type="float" office:value="29.728" calcext:value-type="float">
            <text:p>29.728</text:p>
          </table:table-cell>
          <table:table-cell office:value-type="float" office:value="29.367" calcext:value-type="float">
            <text:p>29.367</text:p>
          </table:table-cell>
          <table:table-cell office:value-type="float" office:value="0.361" calcext:value-type="float">
            <text:p>0.361</text:p>
          </table:table-cell>
          <table:table-cell office:value-type="float" office:value="0.012293" calcext:value-type="float">
            <text:p>0.012293</text:p>
          </table:table-cell>
          <table:table-cell office:value-type="float" office:value="41" calcext:value-type="float">
            <text:p>41</text:p>
          </table:table-cell>
          <table:table-cell office:value-type="float" office:value="331.7578125" calcext:value-type="float">
            <text:p>331.7578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79" calcext:value-type="float">
            <text:p>1779</text:p>
          </table:table-cell>
          <table:table-cell office:value-type="float" office:value="101" calcext:value-type="float">
            <text:p>101</text:p>
          </table:table-cell>
          <table:table-cell office:value-type="float" office:value="57.825" calcext:value-type="float">
            <text:p>57.825</text:p>
          </table:table-cell>
          <table:table-cell office:value-type="float" office:value="56.832" calcext:value-type="float">
            <text:p>56.832</text:p>
          </table:table-cell>
          <table:table-cell office:value-type="float" office:value="0.993" calcext:value-type="float">
            <text:p>0.993</text:p>
          </table:table-cell>
          <table:table-cell office:value-type="float" office:value="0.017473" calcext:value-type="float">
            <text:p>0.017473</text:p>
          </table:table-cell>
          <table:table-cell office:value-type="float" office:value="73" calcext:value-type="float">
            <text:p>73</text:p>
          </table:table-cell>
          <table:table-cell office:value-type="float" office:value="608.91015625" calcext:value-type="float">
            <text:p>608.91015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44" calcext:value-type="float">
            <text:p>1844</text:p>
          </table:table-cell>
          <table:table-cell office:value-type="float" office:value="121" calcext:value-type="float">
            <text:p>121</text:p>
          </table:table-cell>
          <table:table-cell office:value-type="float" office:value="92.473" calcext:value-type="float">
            <text:p>92.473</text:p>
          </table:table-cell>
          <table:table-cell office:value-type="float" office:value="91.233" calcext:value-type="float">
            <text:p>91.233</text:p>
          </table:table-cell>
          <table:table-cell office:value-type="float" office:value="1.24" calcext:value-type="float">
            <text:p>1.24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91" calcext:value-type="float">
            <text:p>91</text:p>
          </table:table-cell>
          <table:table-cell office:value-type="float" office:value="1021.6484375" calcext:value-type="float">
            <text:p>1021.64843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35" calcext:value-type="float">
            <text:p>1735</text:p>
          </table:table-cell>
          <table:table-cell office:value-type="float" office:value="131" calcext:value-type="float">
            <text:p>131</text:p>
          </table:table-cell>
          <table:table-cell office:value-type="float" office:value="313.92" calcext:value-type="float">
            <text:p>313.92</text:p>
          </table:table-cell>
          <table:table-cell office:value-type="float" office:value="312.384" calcext:value-type="float">
            <text:p>312.384</text:p>
          </table:table-cell>
          <table:table-cell office:value-type="float" office:value="1.536" calcext:value-type="float">
            <text:p>1.536</text:p>
          </table:table-cell>
          <table:table-cell office:value-type="float" office:value="0.004917" calcext:value-type="float">
            <text:p>0.004917</text:p>
          </table:table-cell>
          <table:table-cell office:value-type="float" office:value="94" calcext:value-type="float">
            <text:p>94</text:p>
          </table:table-cell>
          <table:table-cell office:value-type="float" office:value="3443.37890625" calcext:value-type="float">
            <text:p>3443.378906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24" calcext:value-type="float">
            <text:p>8624</text:p>
          </table:table-cell>
          <table:table-cell office:value-type="float" office:value="223" calcext:value-type="float">
            <text:p>223</text:p>
          </table:table-cell>
          <table:table-cell office:value-type="float" office:value="670.181" calcext:value-type="float">
            <text:p>670.181</text:p>
          </table:table-cell>
          <table:table-cell office:value-type="float" office:value="659.365" calcext:value-type="float">
            <text:p>659.365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016404" calcext:value-type="float">
            <text:p>0.016404</text:p>
          </table:table-cell>
          <table:table-cell office:value-type="float" office:value="178" calcext:value-type="float">
            <text:p>178</text:p>
          </table:table-cell>
          <table:table-cell office:value-type="float" office:value="4603.984375" calcext:value-type="float">
            <text:p>4603.98437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545" calcext:value-type="float">
            <text:p>5545</text:p>
          </table:table-cell>
          <table:table-cell office:value-type="float" office:value="245" calcext:value-type="float">
            <text:p>245</text:p>
          </table:table-cell>
          <table:table-cell office:value-type="float" office:value="706.58" calcext:value-type="float">
            <text:p>706.58</text:p>
          </table:table-cell>
          <table:table-cell office:value-type="float" office:value="696.018" calcext:value-type="float">
            <text:p>696.018</text:p>
          </table:table-cell>
          <table:table-cell office:value-type="float" office:value="10.562" calcext:value-type="float">
            <text:p>10.562</text:p>
          </table:table-cell>
          <table:table-cell office:value-type="float" office:value="0.015175" calcext:value-type="float">
            <text:p>0.015175</text:p>
          </table:table-cell>
          <table:table-cell office:value-type="float" office:value="200" calcext:value-type="float">
            <text:p>200</text:p>
          </table:table-cell>
          <table:table-cell office:value-type="float" office:value="7164.0390625" calcext:value-type="float">
            <text:p>7164.03906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54" calcext:value-type="float">
            <text:p>3554</text:p>
          </table:table-cell>
          <table:table-cell office:value-type="float" office:value="227" calcext:value-type="float">
            <text:p>227</text:p>
          </table:table-cell>
          <table:table-cell office:value-type="float" office:value="1818.61" calcext:value-type="float">
            <text:p>1818.61</text:p>
          </table:table-cell>
          <table:table-cell office:value-type="float" office:value="1810.67" calcext:value-type="float">
            <text:p>1810.67</text:p>
          </table:table-cell>
          <table:table-cell office:value-type="float" office:value="7.94" calcext:value-type="float">
            <text:p>7.94</text:p>
          </table:table-cell>
          <table:table-cell office:value-type="float" office:value="0.004385" calcext:value-type="float">
            <text:p>0.004385</text:p>
          </table:table-cell>
          <table:table-cell office:value-type="float" office:value="182" calcext:value-type="float">
            <text:p>182</text:p>
          </table:table-cell>
          <table:table-cell office:value-type="float" office:value="13452.60546875" calcext:value-type="float">
            <text:p>13452.6054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10:32:29.778168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13:21:47.056050813</meta:creation-date>
    <dc:date>2014-10-01T10:34:20.263482947</dc:date>
    <meta:editing-duration>PT8H51M59S</meta:editing-duration>
    <meta:editing-cycles>39</meta:editing-cycles>
    <meta:generator>LibreOffice/4.2.6.3$Linux_X86_64 LibreOffice_project/420m0$Build-3</meta:generator>
    <meta:document-statistic meta:table-count="1" meta:cell-count="294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24" chart:interval-major="12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Construction Time</text:p>
        </chart:title>
        <chart:plot-area chart:style-name="ch3" table:cell-range-address="Sheet1.A4:Sheet1.A12 Sheet1.F3:Sheet1.F12" chart:data-source-has-labels="row" svg:x="1.331cm" svg:y="1.661cm" svg:width="14.029cm" svg:height="6.178cm">
          <chartooo:coordinate-region svg:x="2.243cm" svg:y="1.86cm" svg:width="12.745cm" svg:height="5.332cm"/>
          <chart:axis chart:dimension="x" chart:name="primary-x" chart:style-name="ch4">
            <chart:title svg:x="7.494cm" svg:y="8.019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title svg:x="0.451cm" svg:y="5.403cm" chart:style-name="ch8">
              <text:p>Time (s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F4:Sheet1.F12" chart:label-cell-address="Sheet1.F3:Sheet1.F3" chart:class="chart:scatter">
            <chart:domain table:cell-range-address="Sheet1.A4:Sheet1.A1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:Sheet1.A12</svg:desc>
                </draw:g>
              </table:table-cell>
              <table:table-cell office:value-type="float" office:value="0.002">
                <text:p>0.002</text:p>
                <draw:g>
                  <svg:desc>Sheet1.F4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0.078">
                <text:p>0.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8cm" svg:y="0.316cm" chart:style-name="ch2">
          <text:p>Construction Time</text:p>
        </chart:title>
        <chart:plot-area chart:style-name="ch3" table:cell-range-address="Sheet1.A31:Sheet1.A40 Sheet1.F3:Sheet1.F3 Sheet1.F31:Sheet1.F40" chart:data-source-has-labels="row" svg:x="1.528cm" svg:y="1.855cm" svg:width="13.832cm" svg:height="5.787cm">
          <chartooo:coordinate-region svg:x="2.255cm" svg:y="2.107cm" svg:width="12.627cm" svg:height="4.782cm"/>
          <chart:axis chart:dimension="x" chart:name="primary-x" chart:style-name="ch4">
            <chart:title svg:x="7.376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title svg:x="0.451cm" svg:y="5.565cm" chart:style-name="ch8">
              <text:p>Time (s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F31:Sheet1.F40" chart:label-cell-address="Sheet1.F3:Sheet1.F3" chart:class="chart:scatter">
            <chart:domain table:cell-range-address="Sheet1.A31:Sheet1.A4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1:Sheet1.A40</svg:desc>
                </draw:g>
              </table:table-cell>
              <table:table-cell office:value-type="float" office:value="0.162">
                <text:p>0.162</text:p>
                <draw:g>
                  <svg:desc>Sheet1.F31:Sheet1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0.816">
                <text:p>10.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10.562">
                <text:p>10.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7.94">
                <text:p>7.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3cm" svg:y="0.316cm" chart:style-name="ch2">
          <text:p>Tracefile Loading Time</text:p>
        </chart:title>
        <chart:plot-area chart:style-name="ch3" table:cell-range-address="Sheet1.A31:Sheet1.A40 Sheet1.F3:Sheet1.F3 Sheet1.E31:Sheet1.E40" chart:data-source-has-labels="row" svg:x="1.528cm" svg:y="1.855cm" svg:width="13.832cm" svg:height="5.787cm">
          <chartooo:coordinate-region svg:x="2.732cm" svg:y="2.108cm" svg:width="12.15cm" svg:height="4.781cm"/>
          <chart:axis chart:dimension="x" chart:name="primary-x" chart:style-name="ch4">
            <chart:title svg:x="7.376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title svg:x="0.451cm" svg:y="5.565cm" chart:style-name="ch8">
              <text:p>Time (s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E31:Sheet1.E40" chart:label-cell-address="Sheet1.F3:Sheet1.F3" chart:class="chart:scatter">
            <chart:domain table:cell-range-address="Sheet1.A31:Sheet1.A4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1:Sheet1.A40</svg:desc>
                </draw:g>
              </table:table-cell>
              <table:table-cell office:value-type="float" office:value="11.454">
                <text:p>11.454</text:p>
                <draw:g>
                  <svg:desc>Sheet1.E31:Sheet1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3.992">
                <text:p>13.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9.367">
                <text:p>29.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56.832">
                <text:p>56.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1.233">
                <text:p>91.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12.384">
                <text:p>312.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659.365">
                <text:p>659.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696.018">
                <text:p>696.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1810.67">
                <text:p>1810.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8cm" svg:y="0.316cm" chart:style-name="ch2">
          <text:p>Number of Nodes in the Lattice</text:p>
        </chart:title>
        <chart:plot-area chart:style-name="ch3" table:cell-range-address="Sheet1.A31:Sheet1.B40 Sheet1.F3:Sheet1.F3" chart:data-source-has-labels="row" svg:x="0.77cm" svg:y="1.855cm" svg:width="14.59cm" svg:height="5.787cm">
          <chartooo:coordinate-region svg:x="2.212cm" svg:y="2.107cm" svg:width="12.671cm" svg:height="4.782cm"/>
          <chart:axis chart:dimension="x" chart:name="primary-x" chart:style-name="ch4">
            <chart:title svg:x="6.997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B31:Sheet1.B40" chart:label-cell-address="Sheet1.F3:Sheet1.F3" chart:class="chart:scatter">
            <chart:domain table:cell-range-address="Sheet1.A31:Sheet1.A4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1:Sheet1.A40</svg:desc>
                </draw:g>
              </table:table-cell>
              <table:table-cell office:value-type="float" office:value="14">
                <text:p>14</text:p>
                <draw:g>
                  <svg:desc>Sheet1.B31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3554">
                <text:p>355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92cm" svg:y="0.316cm" chart:style-name="ch2">
          <text:p>Construction Time div. Loading Time</text:p>
        </chart:title>
        <chart:plot-area chart:style-name="ch3" table:cell-range-address="Sheet1.A31:Sheet1.A40 Sheet1.F3:Sheet1.F3 Sheet1.G31:Sheet1.G40" chart:data-source-has-labels="row" svg:x="0.77cm" svg:y="1.855cm" svg:width="14.59cm" svg:height="5.787cm">
          <chartooo:coordinate-region svg:x="2.079cm" svg:y="2.107cm" svg:width="12.803cm" svg:height="4.782cm"/>
          <chart:axis chart:dimension="x" chart:name="primary-x" chart:style-name="ch4">
            <chart:title svg:x="6.997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G31:Sheet1.G40" chart:label-cell-address="Sheet1.F3:Sheet1.F3" chart:class="chart:scatter">
            <chart:domain table:cell-range-address="Sheet1.A31:Sheet1.A4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1:Sheet1.A40</svg:desc>
                </draw:g>
              </table:table-cell>
              <table:table-cell office:value-type="float" office:value="0.014144">
                <text:p>0.014144</text:p>
                <draw:g>
                  <svg:desc>Sheet1.G31:Sheet1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14151">
                <text:p>0.014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18634">
                <text:p>0.018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12293">
                <text:p>0.012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17473">
                <text:p>0.017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13592">
                <text:p>0.013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04917">
                <text:p>0.004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16404">
                <text:p>0.016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15175">
                <text:p>0.015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4385">
                <text:p>0.0043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55cm" svg:y="0.316cm" chart:style-name="ch2">
          <text:p>Number of non-empty Nodes in the Lattice</text:p>
        </chart:title>
        <chart:plot-area chart:style-name="ch3" table:cell-range-address="Sheet1.A31:Sheet1.A40 Sheet1.F3:Sheet1.F3 Sheet1.C31:Sheet1.C40" chart:data-source-has-labels="row" svg:x="0.77cm" svg:y="1.661cm" svg:width="14.59cm" svg:height="5.981cm">
          <chartooo:coordinate-region svg:x="1.735cm" svg:y="1.913cm" svg:width="13.147cm" svg:height="4.976cm"/>
          <chart:axis chart:dimension="x" chart:name="primary-x" chart:style-name="ch4">
            <chart:title svg:x="6.997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C31:Sheet1.C40" chart:label-cell-address="Sheet1.F3:Sheet1.F3" chart:class="chart:scatter">
            <chart:domain table:cell-range-address="Sheet1.A31:Sheet1.A4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1:Sheet1.A40</svg:desc>
                </draw:g>
              </table:table-cell>
              <table:table-cell office:value-type="float" office:value="11">
                <text:p>11</text:p>
                <draw:g>
                  <svg:desc>Sheet1.C31:Sheet1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24" chart:interval-major="12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4cm" svg:y="0.316cm" chart:style-name="ch2">
          <text:p>Number of Groups</text:p>
        </chart:title>
        <chart:plot-area chart:style-name="ch3" table:cell-range-address="Sheet1.A4:Sheet1.A12 Sheet1.F3:Sheet1.F3 Sheet1.H4:Sheet1.H12" chart:data-source-has-labels="row" svg:x="0.77cm" svg:y="1.661cm" svg:width="14.59cm" svg:height="6.178cm">
          <chartooo:coordinate-region svg:x="1.391cm" svg:y="1.86cm" svg:width="13.598cm" svg:height="5.332cm"/>
          <chart:axis chart:dimension="x" chart:name="primary-x" chart:style-name="ch4">
            <chart:title svg:x="7.214cm" svg:y="8.019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H4:Sheet1.H12" chart:label-cell-address="Sheet1.F3:Sheet1.F3" chart:class="chart:scatter">
            <chart:domain table:cell-range-address="Sheet1.A4:Sheet1.A1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:Sheet1.A12</svg:desc>
                </draw:g>
              </table:table-cell>
              <table:table-cell office:value-type="float" office:value="2">
                <text:p>2</text:p>
                <draw:g>
                  <svg:desc>Sheet1.H4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2cm" svg:y="0.316cm" chart:style-name="ch2">
          <text:p>Number of Groups</text:p>
        </chart:title>
        <chart:plot-area chart:style-name="ch3" table:cell-range-address="Sheet1.A17:Sheet1.A26 Sheet1.F3:Sheet1.F3 Sheet1.H17:Sheet1.H26" chart:data-source-has-labels="row" svg:x="0.77cm" svg:y="1.855cm" svg:width="14.59cm" svg:height="5.787cm">
          <chartooo:coordinate-region svg:x="1.735cm" svg:y="2.108cm" svg:width="13.147cm" svg:height="4.781cm"/>
          <chart:axis chart:dimension="x" chart:name="primary-x" chart:style-name="ch4">
            <chart:title svg:x="6.997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H17:Sheet1.H26" chart:label-cell-address="Sheet1.F3:Sheet1.F3" chart:class="chart:scatter">
            <chart:domain table:cell-range-address="Sheet1.A17:Sheet1.A2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7:Sheet1.A26</svg:desc>
                </draw:g>
              </table:table-cell>
              <table:table-cell office:value-type="float" office:value="7">
                <text:p>7</text:p>
                <draw:g>
                  <svg:desc>Sheet1.H17:Sheet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207">
                <text:p>2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2cm" svg:y="0.316cm" chart:style-name="ch2">
          <text:p>Number of Groups</text:p>
        </chart:title>
        <chart:plot-area chart:style-name="ch3" table:cell-range-address="Sheet1.A31:Sheet1.A40 Sheet1.F3:Sheet1.F3 Sheet1.H31:Sheet1.H40" chart:data-source-has-labels="row" svg:x="0.77cm" svg:y="1.855cm" svg:width="14.59cm" svg:height="5.787cm">
          <chartooo:coordinate-region svg:x="1.735cm" svg:y="2.108cm" svg:width="13.147cm" svg:height="4.781cm"/>
          <chart:axis chart:dimension="x" chart:name="primary-x" chart:style-name="ch4">
            <chart:title svg:x="6.997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H31:Sheet1.H40" chart:label-cell-address="Sheet1.F3:Sheet1.F3" chart:class="chart:scatter">
            <chart:domain table:cell-range-address="Sheet1.A31:Sheet1.A4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1:Sheet1.A40</svg:desc>
                </draw:g>
              </table:table-cell>
              <table:table-cell office:value-type="float" office:value="5">
                <text:p>5</text:p>
                <draw:g>
                  <svg:desc>Sheet1.H31:Sheet1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182">
                <text:p>18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2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5.133cm" svg:y="0.316cm" chart:style-name="ch2">
          <text:p>Tracefile Loading Time</text:p>
        </chart:title>
        <chart:legend chart:legend-position="end" svg:x="12.669cm" svg:y="3.846cm" style:legend-expansion="high" chart:style-name="ch3"/>
        <chart:plot-area chart:style-name="ch4" table:cell-range-address="Sheet1.A17:Sheet1.A26 Sheet1.I16:Sheet1.I26 Sheet1.E16:Sheet1.E26" chart:data-source-has-labels="row" svg:x="1.528cm" svg:y="1.855cm" svg:width="9.743cm" svg:height="5.787cm">
          <chartooo:coordinate-region svg:x="2.732cm" svg:y="2.108cm" svg:width="7.096cm" svg:height="4.781cm"/>
          <chart:axis chart:dimension="x" chart:name="primary-x" chart:style-name="ch5">
            <chart:title svg:x="5.331cm" svg:y="7.823cm" chart:style-name="ch6">
              <text:p>Processes</text:p>
            </chart:title>
            <chart:grid chart:style-name="ch7" chart:class="major"/>
          </chart:axis>
          <chart:axis chart:dimension="y" chart:name="primary-y" chart:style-name="ch8">
            <chart:title svg:x="0.451cm" svg:y="5.565cm" chart:style-name="ch9">
              <text:p>Time (s)</text:p>
            </chart:title>
            <chart:grid chart:style-name="ch7" chart:class="major"/>
          </chart:axis>
          <chart:axis chart:dimension="y" chart:name="secondary-y" chart:style-name="ch10">
            <chart:title svg:x="11.592cm" svg:y="6.187cm" chart:style-name="ch9">
              <text:p>File Size (MiB)</text:p>
            </chart:title>
          </chart:axis>
          <chart:series chart:attached-axis="secondary-y" chart:style-name="ch11" chart:values-cell-range-address="Sheet1.I17:Sheet1.I26" chart:label-cell-address="Sheet1.I16:Sheet1.I16" chart:class="chart:scatter">
            <chart:domain table:cell-range-address="Sheet1.A17:Sheet1.A26"/>
            <chart:data-point chart:repeated="10"/>
          </chart:series>
          <chart:series chart:attached-axis="primary-y" chart:style-name="ch12" chart:values-cell-range-address="Sheet1.E17:Sheet1.E26" chart:label-cell-address="Sheet1.E16:Sheet1.E16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le Size</text:p>
                <draw:g>
                  <svg:desc>Sheet1.I16:Sheet1.I16</svg:desc>
                </draw:g>
              </table:table-cell>
              <table:table-cell office:value-type="string">
                <text:p>Loading Time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7:Sheet1.A26</svg:desc>
                </draw:g>
              </table:table-cell>
              <table:table-cell office:value-type="float" office:value="137.33984375">
                <text:p>137.33984375</text:p>
                <draw:g>
                  <svg:desc>Sheet1.I17:Sheet1.I26</svg:desc>
                </draw:g>
              </table:table-cell>
              <table:table-cell office:value-type="float" office:value="10.424">
                <text:p>10.424</text:p>
                <draw:g>
                  <svg:desc>Sheet1.E17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63.0546875">
                <text:p>163.0546875</text:p>
              </table:table-cell>
              <table:table-cell office:value-type="float" office:value="12.352">
                <text:p>12.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14.36328125">
                <text:p>214.36328125</text:p>
              </table:table-cell>
              <table:table-cell office:value-type="float" office:value="17.797">
                <text:p>17.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331.7578125">
                <text:p>331.7578125</text:p>
              </table:table-cell>
              <table:table-cell office:value-type="float" office:value="28.399">
                <text:p>28.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608.91015625">
                <text:p>608.91015625</text:p>
              </table:table-cell>
              <table:table-cell office:value-type="float" office:value="57.253">
                <text:p>57.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021.6484375">
                <text:p>1021.6484375</text:p>
              </table:table-cell>
              <table:table-cell office:value-type="float" office:value="93.646">
                <text:p>93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443.37890625">
                <text:p>3443.37890625</text:p>
              </table:table-cell>
              <table:table-cell office:value-type="float" office:value="304.729">
                <text:p>304.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4603.984375">
                <text:p>4603.984375</text:p>
              </table:table-cell>
              <table:table-cell office:value-type="float" office:value="437.989">
                <text:p>437.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7164.0390625">
                <text:p>7164.0390625</text:p>
              </table:table-cell>
              <table:table-cell office:value-type="float" office:value="931.355">
                <text:p>931.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13452.60546875">
                <text:p>13452.60546875</text:p>
              </table:table-cell>
              <table:table-cell office:value-type="float" office:value="1212">
                <text:p>12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2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5.133cm" svg:y="0.316cm" chart:style-name="ch2">
          <text:p>Tracefile Loading Time</text:p>
        </chart:title>
        <chart:legend chart:legend-position="end" svg:x="12.669cm" svg:y="3.846cm" style:legend-expansion="high" chart:style-name="ch3"/>
        <chart:plot-area chart:style-name="ch4" table:cell-range-address="Sheet1.A31:Sheet1.A40 Sheet1.I30:Sheet1.I40 Sheet1.E30:Sheet1.E40" chart:data-source-has-labels="row" svg:x="1.528cm" svg:y="1.855cm" svg:width="9.743cm" svg:height="5.787cm">
          <chartooo:coordinate-region svg:x="2.732cm" svg:y="2.108cm" svg:width="7.096cm" svg:height="4.781cm"/>
          <chart:axis chart:dimension="x" chart:name="primary-x" chart:style-name="ch5">
            <chart:title svg:x="5.331cm" svg:y="7.823cm" chart:style-name="ch6">
              <text:p>Processes</text:p>
            </chart:title>
            <chart:grid chart:style-name="ch7" chart:class="major"/>
          </chart:axis>
          <chart:axis chart:dimension="y" chart:name="primary-y" chart:style-name="ch8">
            <chart:title svg:x="0.451cm" svg:y="5.565cm" chart:style-name="ch9">
              <text:p>Time (s)</text:p>
            </chart:title>
            <chart:grid chart:style-name="ch7" chart:class="major"/>
          </chart:axis>
          <chart:axis chart:dimension="y" chart:name="secondary-y" chart:style-name="ch10">
            <chart:title svg:x="11.592cm" svg:y="6.187cm" chart:style-name="ch9">
              <text:p>File Size (MiB)</text:p>
            </chart:title>
          </chart:axis>
          <chart:series chart:attached-axis="secondary-y" chart:style-name="ch11" chart:values-cell-range-address="Sheet1.I31:Sheet1.I40" chart:label-cell-address="Sheet1.I30:Sheet1.I30" chart:class="chart:scatter">
            <chart:domain table:cell-range-address="Sheet1.A31:Sheet1.A40"/>
            <chart:data-point chart:repeated="10"/>
          </chart:series>
          <chart:series chart:attached-axis="primary-y" chart:style-name="ch12" chart:values-cell-range-address="Sheet1.E31:Sheet1.E40" chart:label-cell-address="Sheet1.E30:Sheet1.E30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le Size</text:p>
                <draw:g>
                  <svg:desc>Sheet1.I30:Sheet1.I30</svg:desc>
                </draw:g>
              </table:table-cell>
              <table:table-cell office:value-type="string">
                <text:p>Loading Time</text:p>
                <draw:g>
                  <svg:desc>Sheet1.E30:Sheet1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1:Sheet1.A40</svg:desc>
                </draw:g>
              </table:table-cell>
              <table:table-cell office:value-type="float" office:value="137.33984375">
                <text:p>137.33984375</text:p>
                <draw:g>
                  <svg:desc>Sheet1.I31:Sheet1.I40</svg:desc>
                </draw:g>
              </table:table-cell>
              <table:table-cell office:value-type="float" office:value="11.454">
                <text:p>11.454</text:p>
                <draw:g>
                  <svg:desc>Sheet1.E31:Sheet1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63.0546875">
                <text:p>163.0546875</text:p>
              </table:table-cell>
              <table:table-cell office:value-type="float" office:value="13.992">
                <text:p>13.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14.36328125">
                <text:p>214.36328125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331.7578125">
                <text:p>331.7578125</text:p>
              </table:table-cell>
              <table:table-cell office:value-type="float" office:value="29.367">
                <text:p>29.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608.91015625">
                <text:p>608.91015625</text:p>
              </table:table-cell>
              <table:table-cell office:value-type="float" office:value="56.832">
                <text:p>56.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021.6484375">
                <text:p>1021.6484375</text:p>
              </table:table-cell>
              <table:table-cell office:value-type="float" office:value="91.233">
                <text:p>91.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443.37890625">
                <text:p>3443.37890625</text:p>
              </table:table-cell>
              <table:table-cell office:value-type="float" office:value="312.384">
                <text:p>312.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4603.984375">
                <text:p>4603.984375</text:p>
              </table:table-cell>
              <table:table-cell office:value-type="float" office:value="659.365">
                <text:p>659.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7164.0390625">
                <text:p>7164.0390625</text:p>
              </table:table-cell>
              <table:table-cell office:value-type="float" office:value="696.018">
                <text:p>696.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13452.60546875">
                <text:p>13452.60546875</text:p>
              </table:table-cell>
              <table:table-cell office:value-type="float" office:value="1810.67">
                <text:p>1810.6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24" chart:interval-major="128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2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5.133cm" svg:y="0.316cm" chart:style-name="ch2">
          <text:p>Tracefile Loading Time</text:p>
        </chart:title>
        <chart:legend chart:legend-position="end" svg:x="12.669cm" svg:y="3.846cm" style:legend-expansion="high" chart:style-name="ch3"/>
        <chart:plot-area chart:style-name="ch4" table:cell-range-address="Sheet1.A4:Sheet1.A12 Sheet1.I3:Sheet1.I12 Sheet1.E3:Sheet1.E12" chart:data-source-has-labels="row" svg:x="1.528cm" svg:y="1.855cm" svg:width="9.743cm" svg:height="5.787cm">
          <chartooo:coordinate-region svg:x="2.493cm" svg:y="2.108cm" svg:width="7.573cm" svg:height="4.781cm"/>
          <chart:axis chart:dimension="x" chart:name="primary-x" chart:style-name="ch5">
            <chart:title svg:x="5.331cm" svg:y="7.823cm" chart:style-name="ch6">
              <text:p>Processes</text:p>
            </chart:title>
            <chart:grid chart:style-name="ch7" chart:class="major"/>
          </chart:axis>
          <chart:axis chart:dimension="y" chart:name="primary-y" chart:style-name="ch8">
            <chart:title svg:x="0.451cm" svg:y="5.565cm" chart:style-name="ch9">
              <text:p>Time (s)</text:p>
            </chart:title>
            <chart:grid chart:style-name="ch7" chart:class="major"/>
          </chart:axis>
          <chart:axis chart:dimension="y" chart:name="secondary-y" chart:style-name="ch10">
            <chart:title svg:x="11.592cm" svg:y="6.187cm" chart:style-name="ch9">
              <text:p>File Size (MiB)</text:p>
            </chart:title>
          </chart:axis>
          <chart:series chart:attached-axis="secondary-y" chart:style-name="ch11" chart:values-cell-range-address="Sheet1.I4:Sheet1.I12" chart:label-cell-address="Sheet1.I3:Sheet1.I3" chart:class="chart:scatter">
            <chart:domain table:cell-range-address="Sheet1.A4:Sheet1.A12"/>
            <chart:data-point chart:repeated="9"/>
          </chart:series>
          <chart:series chart:attached-axis="primary-y" chart:style-name="ch12" chart:values-cell-range-address="Sheet1.E4:Sheet1.E12" chart:label-cell-address="Sheet1.E3:Sheet1.E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le Size</text:p>
                <draw:g>
                  <svg:desc>Sheet1.I3:Sheet1.I3</svg:desc>
                </draw:g>
              </table:table-cell>
              <table:table-cell office:value-type="string">
                <text:p>Loading 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:Sheet1.A12</svg:desc>
                </draw:g>
              </table:table-cell>
              <table:table-cell office:value-type="float" office:value="1.15796947479248">
                <text:p>1.15796947479248</text:p>
                <draw:g>
                  <svg:desc>Sheet1.I4:Sheet1.I12</svg:desc>
                </draw:g>
              </table:table-cell>
              <table:table-cell office:value-type="float" office:value="0.122">
                <text:p>0.122</text:p>
                <draw:g>
                  <svg:desc>Sheet1.E4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12862110137939">
                <text:p>3.12862110137939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8.62411975860596">
                <text:p>8.624119758605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2.9112100601196">
                <text:p>22.9112100601196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54.9564228057861">
                <text:p>54.9564228057861</text:p>
              </table:table-cell>
              <table:table-cell office:value-type="float" office:value="4.657">
                <text:p>4.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157.325210571289">
                <text:p>157.325210571289</text:p>
              </table:table-cell>
              <table:table-cell office:value-type="float" office:value="12.687">
                <text:p>12.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433.568607330322">
                <text:p>433.568607330322</text:p>
              </table:table-cell>
              <table:table-cell office:value-type="float" office:value="35.689">
                <text:p>35.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2306.96686649323">
                <text:p>2306.96686649323</text:p>
              </table:table-cell>
              <table:table-cell office:value-type="float" office:value="185.122">
                <text:p>185.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3660.33585548401">
                <text:p>3660.33585548401</text:p>
              </table:table-cell>
              <table:table-cell office:value-type="float" office:value="292.789">
                <text:p>292.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24" chart:interval-major="12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6cm" chart:style-name="ch2">
          <text:p>Tracefile Loading Time</text:p>
        </chart:title>
        <chart:plot-area chart:style-name="ch3" table:cell-range-address="Sheet1.A4:Sheet1.A12 Sheet1.F3:Sheet1.F3 Sheet1.E4:Sheet1.E12" chart:data-source-has-labels="row" svg:x="1.331cm" svg:y="1.661cm" svg:width="14.029cm" svg:height="6.178cm">
          <chartooo:coordinate-region svg:x="2.138cm" svg:y="1.86cm" svg:width="12.85cm" svg:height="5.332cm"/>
          <chart:axis chart:dimension="x" chart:name="primary-x" chart:style-name="ch4">
            <chart:title svg:x="7.494cm" svg:y="8.019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title svg:x="0.451cm" svg:y="5.403cm" chart:style-name="ch8">
              <text:p>Time (s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E4:Sheet1.E12" chart:label-cell-address="Sheet1.F3:Sheet1.F3" chart:class="chart:scatter">
            <chart:domain table:cell-range-address="Sheet1.A4:Sheet1.A1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:Sheet1.A12</svg:desc>
                </draw:g>
              </table:table-cell>
              <table:table-cell office:value-type="float" office:value="0.122">
                <text:p>0.122</text:p>
                <draw:g>
                  <svg:desc>Sheet1.E4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4.657">
                <text:p>4.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12.687">
                <text:p>12.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35.689">
                <text:p>35.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185.122">
                <text:p>185.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292.789">
                <text:p>292.7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24" chart:interval-major="12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Number of Nodes in the Lattice</text:p>
        </chart:title>
        <chart:plot-area chart:style-name="ch3" table:cell-range-address="Sheet1.A4:Sheet1.B12 Sheet1.F3:Sheet1.F3" chart:data-source-has-labels="row" svg:x="0.77cm" svg:y="1.661cm" svg:width="14.59cm" svg:height="6.178cm">
          <chartooo:coordinate-region svg:x="1.391cm" svg:y="1.86cm" svg:width="13.598cm" svg:height="5.332cm"/>
          <chart:axis chart:dimension="x" chart:name="primary-x" chart:style-name="ch4">
            <chart:title svg:x="7.214cm" svg:y="8.019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B4:Sheet1.B12" chart:label-cell-address="Sheet1.F3:Sheet1.F3" chart:class="chart:scatter">
            <chart:domain table:cell-range-address="Sheet1.A4:Sheet1.A1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:Sheet1.A12</svg:desc>
                </draw:g>
              </table:table-cell>
              <table:table-cell office:value-type="float" office:value="2">
                <text:p>2</text:p>
                <draw:g>
                  <svg:desc>Sheet1.B4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8cm" svg:y="0.316cm" chart:style-name="ch2">
          <text:p>Construction Time</text:p>
        </chart:title>
        <chart:plot-area chart:style-name="ch3" table:cell-range-address="Sheet1.A17:Sheet1.A26 Sheet1.F3:Sheet1.F3 Sheet1.F17:Sheet1.F26" chart:data-source-has-labels="row" svg:x="1.528cm" svg:y="1.855cm" svg:width="13.832cm" svg:height="5.787cm">
          <chartooo:coordinate-region svg:x="2.255cm" svg:y="2.108cm" svg:width="12.627cm" svg:height="4.781cm"/>
          <chart:axis chart:dimension="x" chart:name="primary-x" chart:style-name="ch4">
            <chart:title svg:x="7.376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title svg:x="0.451cm" svg:y="5.565cm" chart:style-name="ch8">
              <text:p>Time (s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F17:Sheet1.F26" chart:label-cell-address="Sheet1.F3:Sheet1.F3" chart:class="chart:scatter">
            <chart:domain table:cell-range-address="Sheet1.A17:Sheet1.A26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7:Sheet1.A26</svg:desc>
                </draw:g>
              </table:table-cell>
              <table:table-cell office:value-type="float" office:value="0.167">
                <text:p>0.167</text:p>
                <draw:g>
                  <svg:desc>Sheet1.F17:Sheet1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.092">
                <text:p>2.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4.402">
                <text:p>4.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5.197">
                <text:p>5.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63.841">
                <text:p>63.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42.115">
                <text:p>42.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58.228">
                <text:p>58.2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2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3cm" svg:y="0.316cm" chart:style-name="ch2">
          <text:p>Tracefile Loading Time</text:p>
        </chart:title>
        <chart:plot-area chart:style-name="ch3" table:cell-range-address="Sheet1.A17:Sheet1.A26 Sheet1.F3:Sheet1.F3 Sheet1.E17:Sheet1.E26" chart:data-source-has-labels="row" svg:x="1.528cm" svg:y="1.855cm" svg:width="13.832cm" svg:height="5.787cm">
          <chartooo:coordinate-region svg:x="2.732cm" svg:y="2.108cm" svg:width="12.15cm" svg:height="4.781cm"/>
          <chart:axis chart:dimension="x" chart:name="primary-x" chart:style-name="ch4">
            <chart:title svg:x="7.376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title svg:x="0.451cm" svg:y="5.565cm" chart:style-name="ch8">
              <text:p>Time (s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E17:Sheet1.E26" chart:label-cell-address="Sheet1.F3:Sheet1.F3" chart:class="chart:scatter">
            <chart:domain table:cell-range-address="Sheet1.A17:Sheet1.A26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7:Sheet1.A26</svg:desc>
                </draw:g>
              </table:table-cell>
              <table:table-cell office:value-type="float" office:value="10.424">
                <text:p>10.424</text:p>
                <draw:g>
                  <svg:desc>Sheet1.E17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2.352">
                <text:p>12.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7.797">
                <text:p>17.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8.399">
                <text:p>28.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57.253">
                <text:p>57.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3.646">
                <text:p>93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04.729">
                <text:p>304.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437.989">
                <text:p>437.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931.355">
                <text:p>931.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1212">
                <text:p>1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8cm" svg:y="0.316cm" chart:style-name="ch2">
          <text:p>Number of Nodes in the Lattice</text:p>
        </chart:title>
        <chart:plot-area chart:style-name="ch3" table:cell-range-address="Sheet1.A17:Sheet1.B26 Sheet1.F3:Sheet1.F3" chart:data-source-has-labels="row" svg:x="0.77cm" svg:y="1.855cm" svg:width="14.59cm" svg:height="5.787cm">
          <chartooo:coordinate-region svg:x="2.212cm" svg:y="2.107cm" svg:width="12.671cm" svg:height="4.782cm"/>
          <chart:axis chart:dimension="x" chart:name="primary-x" chart:style-name="ch4">
            <chart:title svg:x="6.997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B17:Sheet1.B26" chart:label-cell-address="Sheet1.F3:Sheet1.F3" chart:class="chart:scatter">
            <chart:domain table:cell-range-address="Sheet1.A17:Sheet1.A2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7:Sheet1.A26</svg:desc>
                </draw:g>
              </table:table-cell>
              <table:table-cell office:value-type="float" office:value="26">
                <text:p>26</text:p>
                <draw:g>
                  <svg:desc>Sheet1.B17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57814">
                <text:p>57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31198">
                <text:p>31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57452">
                <text:p>574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512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92cm" svg:y="0.316cm" chart:style-name="ch2">
          <text:p>Construction Time div. Loading Time</text:p>
        </chart:title>
        <chart:plot-area chart:style-name="ch3" table:cell-range-address="Sheet1.A17:Sheet1.A26 Sheet1.F3:Sheet1.F3 Sheet1.G17:Sheet1.G26" chart:data-source-has-labels="row" svg:x="0.77cm" svg:y="1.855cm" svg:width="14.59cm" svg:height="5.787cm">
          <chartooo:coordinate-region svg:x="1.841cm" svg:y="2.107cm" svg:width="13.041cm" svg:height="4.782cm"/>
          <chart:axis chart:dimension="x" chart:name="primary-x" chart:style-name="ch4">
            <chart:title svg:x="6.997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G17:Sheet1.G26" chart:label-cell-address="Sheet1.F3:Sheet1.F3" chart:class="chart:scatter">
            <chart:domain table:cell-range-address="Sheet1.A17:Sheet1.A2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7:Sheet1.A26</svg:desc>
                </draw:g>
              </table:table-cell>
              <table:table-cell office:value-type="float" office:value="0.016021">
                <text:p>0.016021</text:p>
                <draw:g>
                  <svg:desc>Sheet1.G17:Sheet1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18297">
                <text:p>0.018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65573">
                <text:p>0.065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73665">
                <text:p>0.073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76887">
                <text:p>0.076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58091">
                <text:p>0.058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145759">
                <text:p>0.145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45219">
                <text:p>0.045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48043">
                <text:p>0.0480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96" chart:interval-major="102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25cm" svg:y="0.316cm" chart:style-name="ch2">
          <text:p>Number of non-empty Nodes in the Lattice</text:p>
        </chart:title>
        <chart:plot-area chart:style-name="ch3" table:cell-range-address="Sheet1.A17:Sheet1.A26 Sheet1.F3:Sheet1.F3 Sheet1.C17:Sheet1.C26" chart:data-source-has-labels="row" svg:x="0.77cm" svg:y="1.855cm" svg:width="14.59cm" svg:height="5.787cm">
          <chartooo:coordinate-region svg:x="1.735cm" svg:y="2.108cm" svg:width="13.147cm" svg:height="4.781cm"/>
          <chart:axis chart:dimension="x" chart:name="primary-x" chart:style-name="ch4">
            <chart:title svg:x="6.997cm" svg:y="7.823cm" chart:style-name="ch5">
              <text:p>Processe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C17:Sheet1.C26" chart:label-cell-address="Sheet1.F3:Sheet1.F3" chart:class="chart:scatter">
            <chart:domain table:cell-range-address="Sheet1.A17:Sheet1.A2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ruction Tim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7:Sheet1.A26</svg:desc>
                </draw:g>
              </table:table-cell>
              <table:table-cell office:value-type="float" office:value="15">
                <text:p>15</text:p>
                <draw:g>
                  <svg:desc>Sheet1.C17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260">
                <text:p>26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